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5pt" fo:font-weight="bold" style:font-size-asian="25pt" style:font-weight-asian="bold" style:font-size-complex="2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1DV404 – HT2014</text:p>
      <text:p text:style-name="P1">Iterativ mjukvaruutveckling</text:p>
      <text:p text:style-name="P1">Laboration 3 - Testning</text:p>
      <text:p text:style-name="P1"/>
      <text:p text:style-name="P1">av Da-Sing Trinh</text:p>
      <text:p text:style-name="P1">@dt222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8S</meta:editing-duration>
    <meta:editing-cycles>5</meta:editing-cycles>
    <meta:generator>OpenOffice/4.1.1$Win32 OpenOffice.org_project/411m6$Build-9775</meta:generator>
    <dc:date>2014-12-11T20:21:55.95</dc:date>
    <dc:creator>Sing Trinh</dc:creator>
    <meta:document-statistic meta:table-count="0" meta:image-count="0" meta:object-count="0" meta:page-count="1" meta:paragraph-count="5" meta:word-count="13" meta:character-count="89"/>
    <meta:user-defined meta:name="Info 1"/>
    <meta:user-defined meta:name="Info 2"/>
    <meta:user-defined meta:name="Info 3"/>
    <meta:user-defined meta:name="Info 4"/>
  </office:meta>
</office:document-meta>
</file>